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'Bitstream Vera Sans Mono', 'Courier New', Courier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Consolas, 'Bitstream Vera Sans Mono', 'Courier New', Courier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'Helvetica Neue', Helvetica, Arial, sans-serif"/>
    <style:font-face style:name="OpenSymbol" svg:font-family="OpenSymbol" style:font-charset="x-symbol"/>
    <style:font-face style:name="Roboto Mono" svg:font-family="'Roboto Mono', ui-monospace, SFMono-Regular, Menlo, Monaco, Consolas, 'Liberation Mono', 'Courier New', monospace"/>
    <style:font-face style:name="SFMono-Regular" svg:font-family="SFMono-Regular, Menlo, Monaco, Consolas, 'liberation mono', 'courier new', monospace"/>
    <style:font-face style:name="adobe-clean" svg:font-family="adobe-clean"/>
    <style:font-face style:name="apple-system" svg:font-family="apple-system, BlinkMacSystemFont, 'Segoe UI Adjusted', 'Segoe UI', 'Liberation Sans', sans-serif"/>
    <style:font-face style:name="inherit" svg:font-family="inherit"/>
    <style:font-face style:name="sfmono-regular" svg:font-family="sfmono-regular, Consolas, 'liberation mono', Menlo, Courier, monospace"/>
    <style:font-face style:name="var ff-mono" svg:font-family="'var ff-mono'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6.6931in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Standard">
      <style:text-properties officeooo:rsid="00086df0" officeooo:paragraph-rsid="00086df0"/>
    </style:style>
    <style:style style:name="P2" style:family="paragraph" style:parent-style-name="Standard">
      <style:text-properties officeooo:rsid="00086df0" officeooo:paragraph-rsid="0019f82c"/>
    </style:style>
    <style:style style:name="P3" style:family="paragraph" style:parent-style-name="Standard">
      <style:text-properties fo:font-style="normal" officeooo:rsid="000c3ed0" officeooo:paragraph-rsid="000b6891" style:font-style-asian="normal" style:font-style-complex="normal"/>
    </style:style>
    <style:style style:name="P4" style:family="paragraph" style:parent-style-name="Preformatted_20_Text">
      <style:text-properties fo:font-style="normal" officeooo:rsid="000c3ed0" officeooo:paragraph-rsid="000b6891" style:font-style-asian="normal" style:font-style-complex="normal"/>
    </style:style>
    <style:style style:name="P5" style:family="paragraph" style:parent-style-name="Standard">
      <style:text-properties fo:font-style="normal" officeooo:rsid="000c3ed0" officeooo:paragraph-rsid="00086df0" style:font-style-asian="normal" style:font-style-complex="normal"/>
    </style:style>
    <style:style style:name="P6" style:family="paragraph" style:parent-style-name="Standard">
      <style:text-properties fo:font-variant="normal" fo:text-transform="none" fo:color="#1f2937" loext:opacity="100%" style:font-name="Roboto Mono" fo:font-size="12pt" fo:letter-spacing="normal" fo:font-style="normal" fo:font-weight="normal"/>
    </style:style>
    <style:style style:name="P7" style:family="paragraph" style:parent-style-name="Standard">
      <style:text-properties fo:font-variant="normal" fo:text-transform="none" fo:color="#505050" loext:opacity="100%" style:font-name="adobe-clean" fo:font-size="10.5pt" fo:letter-spacing="normal" fo:font-style="normal" fo:font-weight="normal" officeooo:rsid="000c3ed0" officeooo:paragraph-rsid="000b6891" style:font-style-asian="normal" style:font-style-complex="normal"/>
    </style:style>
    <style:style style:name="P8" style:family="paragraph" style:parent-style-name="Standard">
      <style:text-properties fo:font-variant="normal" fo:text-transform="none" fo:color="#333333" loext:opacity="100%" style:font-name="sfmono-regular" fo:letter-spacing="normal" fo:font-style="normal" fo:font-weight="normal" officeooo:rsid="000c3ed0" officeooo:paragraph-rsid="0019f82c" style:font-style-asian="normal" style:font-style-complex="normal"/>
    </style:style>
    <style:style style:name="P9" style:family="paragraph" style:parent-style-name="Preformatted_20_Text">
      <style:text-properties fo:font-variant="normal" fo:text-transform="none" fo:color="#333333" loext:opacity="100%" style:font-name="sfmono-regular" fo:letter-spacing="normal" fo:font-style="normal" fo:font-weight="normal" officeooo:rsid="00086df0" officeooo:paragraph-rsid="0019f82c"/>
    </style:style>
    <style:style style:name="P10" style:family="paragraph" style:parent-style-name="Text_20_body">
      <style:text-properties fo:font-variant="normal" fo:text-transform="none" fo:color="#333333" loext:opacity="100%" style:font-name="Open Sans" fo:font-size="10.5pt" fo:letter-spacing="normal" fo:font-style="normal" fo:font-weight="normal" officeooo:rsid="000c3ed0" officeooo:paragraph-rsid="000b6891" style:font-style-asian="normal" style:font-style-complex="normal"/>
    </style:style>
    <style:style style:name="P11" style:family="paragraph" style:parent-style-name="Text_20_body">
      <style:text-properties fo:font-variant="normal" fo:text-transform="none" fo:color="#333333" loext:opacity="100%" style:font-name="Open Sans" fo:font-size="10.5pt" fo:letter-spacing="normal" fo:font-style="normal" fo:font-weight="normal" officeooo:rsid="000c3ed0" officeooo:paragraph-rsid="00339d15" style:font-style-asian="normal" style:font-style-complex="normal"/>
    </style:style>
    <style:style style:name="P12" style:family="paragraph" style:parent-style-name="Preformatted_20_Text">
      <style:paragraph-properties fo:orphans="2" fo:widows="2" fo:padding="0in" fo:border="none"/>
      <style:text-properties fo:font-variant="normal" fo:text-transform="none" fo:color="#333333" loext:opacity="100%" style:font-name="Open Sans" fo:font-size="10.5pt" fo:letter-spacing="normal" fo:font-style="normal" fo:font-weight="normal"/>
    </style:style>
    <style:style style:name="P13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32629" loext:opacity="100%" style:font-name="apple-system" fo:font-size="11.25pt" fo:letter-spacing="normal" fo:font-style="normal" fo:font-weight="normal"/>
    </style:style>
    <style:style style:name="P14" style:family="paragraph" style:parent-style-name="Text_20_body">
      <style:paragraph-properties fo:margin-left="0in" fo:margin-right="0in" fo:margin-top="0in" fo:margin-bottom="0.0972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32629" loext:opacity="100%" style:font-name="apple-system" fo:font-size="11.25pt" fo:letter-spacing="normal" fo:font-style="normal" fo:font-weight="normal"/>
    </style:style>
    <style:style style:name="P15" style:family="paragraph" style:parent-style-name="Standard">
      <style:text-properties officeooo:paragraph-rsid="004bcbb6"/>
    </style:style>
    <style:style style:name="P16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17" style:family="paragraph" style:parent-style-name="Preformatted_20_Text">
      <style:text-properties fo:language="en" fo:country="US"/>
    </style:style>
    <style:style style:name="P18" style:family="paragraph" style:parent-style-name="Preformatted_20_Text">
      <style:paragraph-properties fo:margin-top="0in" fo:margin-bottom="0.1965in" style:contextual-spacing="false"/>
      <style:text-properties fo:language="en" fo:country="US"/>
    </style:style>
    <style:style style:name="P19" style:family="paragraph" style:parent-style-name="Preformatted_20_Text">
      <style:paragraph-properties fo:margin-top="0in" fo:margin-bottom="0.1965in" style:contextual-spacing="false"/>
      <style:text-properties fo:language="en" fo:country="US" officeooo:paragraph-rsid="00200ae9"/>
    </style:style>
    <style:style style:name="P20" style:family="paragraph" style:parent-style-name="Preformatted_20_Text">
      <style:paragraph-properties fo:margin-top="0in" fo:margin-bottom="0.1965in" style:contextual-spacing="false"/>
      <style:text-properties fo:language="en" fo:country="US" officeooo:paragraph-rsid="00490117"/>
    </style:style>
    <style:style style:name="P21" style:family="paragraph" style:parent-style-name="Preformatted_20_Text">
      <style:paragraph-properties fo:margin-top="0in" fo:margin-bottom="0.1965in" style:contextual-spacing="false"/>
    </style:style>
    <style:style style:name="P22" style:family="paragraph" style:parent-style-name="Preformatted_20_Text">
      <style:paragraph-properties fo:margin-top="0in" fo:margin-bottom="0.1965in" style:contextual-spacing="false"/>
      <style:text-properties officeooo:paragraph-rsid="00490117"/>
    </style:style>
    <style:style style:name="P23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/>
    </style:style>
    <style:style style:name="P24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</style:style>
    <style:style style:name="P25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</style:style>
    <style:style style:name="P26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</style:style>
    <style:style style:name="P27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</style:style>
    <style:style style:name="P28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officeooo:paragraph-rsid="004d86c6"/>
    </style:style>
    <style:style style:name="P29" style:family="paragraph" style:parent-style-name="Preformatted_20_Text">
      <style:paragraph-properties fo:margin-top="0in" fo:margin-bottom="0in" style:contextual-spacing="false" fo:text-align="start" style:justify-single-word="false" fo:orphans="2" fo:widows="2" fo:padding="0in" fo:border="none"/>
    </style:style>
    <style:style style:name="P30" style:family="paragraph" style:parent-style-name="Text_20_body">
      <style:paragraph-properties fo:margin-top="0in" fo:margin-bottom="0in" style:contextual-spacing="false" fo:text-align="start" style:justify-single-word="false" fo:orphans="2" fo:widows="2" fo:padding="0in" fo:border="none"/>
    </style:style>
    <style:style style:name="P31" style:family="paragraph" style:parent-style-name="Preformatted_20_Text" style:list-style-name="L1">
      <style:paragraph-properties fo:orphans="2" fo:widows="2" fo:padding="0in" fo:border="none"/>
      <style:text-properties fo:font-variant="normal" fo:text-transform="none" fo:color="#333333" loext:opacity="100%" style:font-name="Open Sans" fo:font-size="10.5pt" fo:letter-spacing="normal" fo:font-style="normal" fo:font-weight="normal"/>
    </style:style>
    <style:style style:name="P32" style:family="paragraph" style:parent-style-name="Text_20_body" style:list-style-name="L1">
      <style:paragraph-properties fo:margin-top="0in" fo:margin-bottom="0in" style:contextual-spacing="false" fo:orphans="2" fo:widows="2" fo:padding="0in" fo:border="none"/>
      <style:text-properties fo:font-variant="normal" fo:text-transform="none" fo:color="#333333" loext:opacity="100%" style:font-name="Open Sans" fo:font-size="10.5pt" fo:letter-spacing="normal" fo:font-style="normal" fo:font-weight="normal"/>
    </style:style>
    <style:style style:name="P33" style:family="paragraph" style:parent-style-name="Text_20_body" style:list-style-name="L1">
      <style:paragraph-properties fo:orphans="2" fo:widows="2" fo:padding="0in" fo:border="none"/>
      <style:text-properties fo:font-variant="normal" fo:text-transform="none" fo:color="#333333" loext:opacity="100%" style:font-name="Open Sans" fo:font-size="10.5pt" fo:letter-spacing="normal" fo:font-style="normal" fo:font-weight="normal"/>
    </style:style>
    <style:style style:name="T1" style:family="text">
      <style:text-properties officeooo:rsid="00065c8c"/>
    </style:style>
    <style:style style:name="T2" style:family="text">
      <style:text-properties officeooo:rsid="00086df0"/>
    </style:style>
    <style:style style:name="T3" style:family="text">
      <style:text-properties officeooo:rsid="00117a8e"/>
    </style:style>
    <style:style style:name="T4" style:family="text">
      <style:text-properties fo:font-variant="normal" fo:text-transform="none" fo:color="#1f2937" loext:opacity="100%" style:font-name="Roboto Mono" fo:font-size="12pt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Monaco" fo:font-style="normal" fo:font-weight="normal" fo:background-color="#ffffff" loext:char-shading-value="0" loext:padding="0in" loext:border="none"/>
    </style:style>
    <style:style style:name="T6" style:family="text">
      <style:text-properties fo:font-variant="normal" fo:text-transform="none" fo:color="#000000" loext:opacity="100%" style:font-name="Consolas" fo:font-size="11.25pt" fo:letter-spacing="normal" fo:font-style="normal" fo:font-weight="normal" fo:background-color="transparent" loext:char-shading-value="0" loext:padding="0in" loext:border="none"/>
    </style:style>
    <style:style style:name="T7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04d86c6" fo:background-color="transparent" loext:char-shading-value="0" loext:padding="0in" loext:border="none"/>
    </style:style>
    <style:style style:name="T8" style:family="text">
      <style:text-properties fo:font-variant="normal" fo:text-transform="none" style:font-name="var ff-mono" fo:letter-spacing="normal" fo:font-style="normal" fo:font-weight="normal" fo:background-color="transparent" loext:char-shading-value="0" loext:padding="0in" loext:border="none"/>
    </style:style>
    <style:style style:name="T9" style:family="text">
      <style:text-properties fo:font-variant="normal" fo:text-transform="none" style:font-name="var ff-mono" fo:letter-spacing="normal" fo:font-style="normal" fo:font-weight="normal" officeooo:rsid="0024299d" fo:background-color="transparent" loext:char-shading-value="0" loext:padding="0in" loext:border="none"/>
    </style:style>
    <style:style style:name="T10" style:family="text">
      <style:text-properties fo:font-variant="normal" fo:text-transform="none" fo:color="#232629" loext:opacity="100%" style:font-name="apple-system" fo:font-size="11.25pt" fo:letter-spacing="normal" fo:font-style="normal" fo:font-weight="normal"/>
    </style:style>
    <style:style style:name="T11" style:family="text">
      <style:text-properties fo:font-variant="normal" fo:text-transform="none" fo:color="#232629" loext:opacity="100%" style:font-name="apple-system" fo:font-size="11.25pt" fo:letter-spacing="normal" fo:font-style="normal" fo:font-weight="normal" fo:background-color="transparent" loext:char-shading-value="0" loext:padding="0in" loext:border="none"/>
    </style:style>
    <style:style style:name="T12" style:family="text">
      <style:text-properties fo:font-variant="normal" fo:text-transform="none" fo:color="#232629" loext:opacity="100%" style:font-name="apple-system" fo:font-size="11.25pt" fo:letter-spacing="normal" fo:font-style="normal" fo:font-weight="normal" fo:background-color="#ffffff" loext:char-shading-value="0" loext:padding="0in" loext:border="none"/>
    </style:style>
    <style:style style:name="T13" style:family="text">
      <style:text-properties fo:font-variant="normal" fo:text-transform="none" fo:color="#232629" loext:opacity="100%" style:font-name="var ff-mono" fo:font-size="11.25pt" fo:letter-spacing="normal" fo:font-style="normal" fo:font-weight="normal" loext:padding="0in" loext:border="none"/>
    </style:style>
    <style:style style:name="T14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in" loext:border="none"/>
    </style:style>
    <style:style style:name="T15" style:family="text">
      <style:text-properties fo:font-variant="normal" fo:text-transform="none" style:font-name="inherit" fo:letter-spacing="normal" fo:font-style="normal" fo:font-weight="normal" fo:background-color="transparent" loext:char-shading-value="0" loext:padding="0in" loext:border="none"/>
    </style:style>
    <style:style style:name="T16" style:family="text">
      <style:text-properties fo:font-variant="normal" fo:text-transform="none" fo:color="#0000ff" loext:opacity="100%" style:font-name="Consolas" fo:font-size="11.25pt" fo:letter-spacing="normal" fo:font-style="normal" fo:font-weight="normal" fo:background-color="#f1f1f1" loext:char-shading-value="0" loext:padding="0in" loext:border="none"/>
    </style:style>
    <style:style style:name="T17" style:family="text">
      <style:text-properties fo:font-variant="normal" fo:text-transform="none" fo:color="#0000ff" loext:opacity="100%" style:font-name="Consolas" fo:font-size="11.25pt" fo:letter-spacing="normal" fo:font-style="normal" fo:font-weight="normal" officeooo:rsid="004f38c1" fo:background-color="#f1f1f1" loext:char-shading-value="0" loext:padding="0in" loext:border="none"/>
    </style:style>
    <style:style style:name="T18" style:family="text">
      <style:text-properties fo:font-variant="normal" fo:text-transform="none" fo:color="#414141" loext:opacity="100%" fo:letter-spacing="normal"/>
    </style:style>
    <style:style style:name="T19" style:family="text">
      <style:text-properties fo:font-variant="normal" fo:text-transform="none" fo:color="#808080" loext:opacity="100%" style:font-name="Consolas" fo:font-size="11.25pt" fo:letter-spacing="normal" fo:font-style="normal" fo:font-weight="normal" fo:background-color="#f1f1f1" loext:char-shading-value="0" loext:padding="0in" loext:border="none"/>
    </style:style>
    <style:style style:name="T20" style:family="text">
      <style:text-properties fo:font-variant="normal" fo:text-transform="none" fo:letter-spacing="normal" fo:background-color="transparent" loext:char-shading-value="0" loext:padding="0in" loext:border="none"/>
    </style:style>
    <style:style style:name="T21" style:family="text">
      <style:text-properties officeooo:rsid="0019f82c"/>
    </style:style>
    <style:style style:name="T22" style:family="text">
      <style:text-properties officeooo:rsid="001c66ec"/>
    </style:style>
    <style:style style:name="T23" style:family="text">
      <style:text-properties style:font-name="inherit" fo:font-size="9.75pt" fo:background-color="transparent" loext:char-shading-value="0" loext:padding="0in" loext:border="none"/>
    </style:style>
    <style:style style:name="T24" style:family="text">
      <style:text-properties style:font-name="inherit" fo:background-color="transparent" loext:char-shading-value="0" loext:padding="0in" loext:border="none"/>
    </style:style>
    <style:style style:name="T25" style:family="text">
      <style:text-properties officeooo:rsid="0032a7d8"/>
    </style:style>
    <style:style style:name="T26" style:family="text">
      <style:text-properties officeooo:rsid="00339d15"/>
    </style:style>
    <style:style style:name="T27" style:family="text">
      <style:text-properties officeooo:rsid="0035869c"/>
    </style:style>
    <style:style style:name="T28" style:family="text">
      <style:text-properties officeooo:rsid="00393fc0"/>
    </style:style>
    <style:style style:name="T29" style:family="text">
      <style:text-properties officeooo:rsid="003ea9d0"/>
    </style:style>
    <style:style style:name="T30" style:family="text">
      <style:text-properties fo:color="#e83e8c" loext:opacity="100%" style:font-name="SFMono-Regular" fo:background-color="transparent" loext:char-shading-value="0" loext:padding="0in" loext:border="none"/>
    </style:style>
    <style:style style:name="T31" style:family="text">
      <style:text-properties officeooo:rsid="00465add"/>
    </style:style>
    <style:style style:name="T32" style:family="text">
      <style:text-properties style:font-name="var ff-mono" fo:background-color="transparent" loext:char-shading-value="0" loext:padding="0in" loext:border="none"/>
    </style:style>
    <style:style style:name="T33" style:family="text">
      <style:text-properties fo:color="#b5cea8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do apt-get update</text:p>
      <text:p text:style-name="Standard">sudo apt-get install apache2</text:p>
      <text:p text:style-name="Standard">apache2 -v</text:p>
      <text:p text:style-name="Standard">sudo apt install software-properties-common</text:p>
      <text:p text:style-name="Standard">sudo apt-get install php7.3</text:p>
      <text:p text:style-name="Standard">php -v</text:p>
      <text:p text:style-name="Standard">sudo apt-get install -y php7.3-fpm php7.3-mysql php7.3-soap php7.3-gd php7.3-bcmath php7.3-xml php7.3-common php7.3-cli php7.3-curl php7.3-mbstring php7.3-intl php7.3-zip zip unzip</text:p>
      <text:p text:style-name="Standard"/>
      <text:p text:style-name="P16">sudo apt-get install -y php8<text:span text:style-name="T33">.1</text:span>-fpm php8<text:span text:style-name="T33">.1</text:span>-mysql php8<text:span text:style-name="T33">.1</text:span>-soap php8<text:span text:style-name="T33">.1</text:span>-gd php8<text:span text:style-name="T33">.1</text:span>-bcmath php8<text:span text:style-name="T33">.1</text:span>-xml php8<text:span text:style-name="T33">.1</text:span>-common php8<text:span text:style-name="T33">.1</text:span>-cli php8<text:span text:style-name="T33">.1</text:span>-curl php8<text:span text:style-name="T33">.1</text:span>-mbstring php8<text:span text:style-name="T33">.1</text:span>-intl php8<text:span text:style-name="T33">.1</text:span>-zip zip unzip</text:p>
      <text:p text:style-name="Standard"/>
      <text:p text:style-name="P15"/>
      <text:p text:style-name="P16">sudo apt-get install -y php7.4-fpm php7.4-mysql php7.4-soap php7.4-gd php7.4-bcmath php7.4-xml php7.4-common php7.4-cli php7.4-curl php7.4-mbstring php7.4-intl php7.4-zip zip unzip</text:p>
      <text:p text:style-name="P16"/>
      <text:p text:style-name="P15"/>
      <text:p text:style-name="Standard"/>
      <text:p text:style-name="Standard">sudo apt-get install -y php7.2-fpm php7.2-mysql php7.2-soap php7.2-gd php7.2-bcmath php7.2-xml php7.2-common php7.2-cli php7.2-curl php7.2-mbstring php7.2-intl php7.2-zip zip unzip</text:p>
      <text:p text:style-name="Standard">sudo nano /etc/php/7.3/apache2/php.ini:</text:p>
      <text:p text:style-name="Standard">sudo nano /etc/php/8.1/cli/php.ini</text:p>
      <text:p text:style-name="Standard">memory_limit = 512M</text:p>
      <text:p text:style-name="Standard">upload_max_filesize = 128M</text:p>
      <text:p text:style-name="Standard">max_input_time = 6000</text:p>
      <text:p text:style-name="Standard">max_execution_time = 3600</text:p>
      <text:p text:style-name="Standard">sudo nano /etc/apache2/apache2.conf</text:p>
      <text:p text:style-name="Standard">&lt;Directory /var/www/&gt;</text:p>
      <text:p text:style-name="Standard">Options Indexes FollowSymLinks</text:p>
      <text:p text:style-name="Standard">AllowOverride All</text:p>
      <text:p text:style-name="Standard">Require all granted</text:p>
      <text:p text:style-name="Standard">&lt;/Directory&gt;</text:p>
      <text:p text:style-name="Standard">sudo a2enmod rewrite</text:p>
      <text:p text:style-name="Standard">sudo systemctl restart apache2.service</text:p>
      <text:p text:style-name="Standard">sudo apt-get install mariadb-server mariadb-client</text:p>
      <text:p text:style-name="Standard">sudo mysql_secure_installation</text:p>
      <text:p text:style-name="Standard">sudo mysql -u root -p</text:p>
      <text:p text:style-name="Standard">create database magento2;</text:p>
      <text:p text:style-name="Standard">create user 'userbbug'@'localhost' identified by 'Admin123!';</text:p>
      <text:p text:style-name="Standard">grant all on magento2.* to 'userbbug'@'localhost' identified by 'Admin123!' with grant option;</text:p>
      <text:p text:style-name="Standard">GRANT ALL PRIVILEGES ON magento2.* TO 'userbbug'@'localhost';</text:p>
      <text:p text:style-name="P25"><text:span text:style-name="Source_20_Text"><text:span text:style-name="T16">GRANT</text:span></text:span><text:span text:style-name="T18"> </text:span><text:span text:style-name="Source_20_Text"><text:span text:style-name="T19">ALL</text:span></text:span><text:span text:style-name="T18"> </text:span><text:span text:style-name="Source_20_Text"><text:span text:style-name="T16">PRIVILEGES</text:span></text:span><text:span text:style-name="T18"> </text:span><text:span text:style-name="Source_20_Text"><text:span text:style-name="T16">ON</text:span></text:span><text:span text:style-name="T18"> </text:span><text:span text:style-name="Source_20_Text"><text:span text:style-name="T6">*.* </text:span></text:span><text:span text:style-name="Source_20_Text"><text:span text:style-name="T16">TO</text:span></text:span><text:span text:style-name="T18"> </text:span><text:span text:style-name="Source_20_Text"><text:span text:style-name="T16">'</text:span></text:span><text:span text:style-name="Source_20_Text"><text:span text:style-name="T17">userbbug</text:span></text:span><text:span text:style-name="Source_20_Text"><text:span text:style-name="T16">'</text:span></text:span><text:span text:style-name="Source_20_Text"><text:span text:style-name="T6">@</text:span></text:span><text:span text:style-name="Source_20_Text"><text:span text:style-name="T16">'localhost'</text:span></text:span><text:span text:style-name="T18"> </text:span><text:span text:style-name="Source_20_Text"><text:span text:style-name="T16">WITH</text:span></text:span><text:span text:style-name="T18"> </text:span><text:span text:style-name="Source_20_Text"><text:span text:style-name="T16">GRANT</text:span></text:span><text:span text:style-name="T18"> </text:span><text:span text:style-name="Source_20_Text"><text:span text:style-name="T16">OPTION</text:span></text:span><text:span text:style-name="Source_20_Text"><text:span text:style-name="T6">;</text:span></text:span></text:p>
      <text:p text:style-name="P28"><text:span text:style-name="Source_20_Text"><text:span text:style-name="T7">GRANT ALL PRIVILEGES ON *.* TO ‘userbbug’@’localhost’ WITH GRANT OPTION;</text:span></text:span></text:p>
      <text:p text:style-name="Standard">flush privileges;</text:p>
      <text:p text:style-name="Standard">sudo apt update</text:p>
      <text:p text:style-name="Standard">sudo apt install curl</text:p>
      <text:p text:style-name="Standard">sudo curl -sS https://getcomposer.org/installer | sudo php -- --install-dir-/usr/local/bin --filename-composer</text:p>
      <text:p text:style-name="Standard">sudo wget https://github.com/magento/magento2/archive/2.3.zip</text:p>
      <text:p text:style-name="Standard"><text:soft-page-break/>sudo unzip 2.3.zip -d /var/www/html</text:p>
      <text:p text:style-name="Standard">sudo mv /var/www/html/magento2-2.3 /var/www/html/magento2</text:p>
      <text:p text:style-name="Standard">cd /var/www/html/magento2</text:p>
      <text:p text:style-name="Standard">sudo composer install</text:p>
      <text:p text:style-name="Standard"/>
      <text:p text:style-name="Standard">sudo bin/magento setup:install --base-url=http://localhost/<text:span text:style-name="T28">truetest</text:span>/ --db-host=localhost --db-</text:p>
      <text:p text:style-name="Standard">name=<text:span text:style-name="T28">mpxTest </text:span>--db-user=userbbug --db-password=Admin123! --admin-firstname=Magento --admin-lastname=User --admin-email=User@example.com --admin-user=admin --admin-password=Admin123! --language=en_US --currency=USD --timezone=America/Chicago --cleanup-database</text:p>
      <text:p text:style-name="Standard"/>
      <text:p text:style-name="Standard">sudo bin/magento setup:install --base-url=http://localhost/magento2/ --db-host=localhost --db-name=magento2 --db-user=userbbug --db-password=Admin123! --admin-firstname=Mangento --admin-lastname=User --admin-email=user@gmail.com --admin-user=admin --admin-password=Admin123! --language=en_US --currency=USD --timezone=America/Chicago –cleanup-database</text:p>
      <text:p text:style-name="Standard"/>
      <text:p text:style-name="Standard">---<text:span text:style-name="T3">show user mysql: </text:span><text:span text:style-name="T4">SELECT User, Host FROM mysql.user;</text:span></text:p>
      <text:p text:style-name="P6">SELECT User, Host, Password, password_expired FROM mysql.user;</text:p>
      <text:p text:style-name="P6">SELECT * FROM mysql.db WHERE Db = 'db_name'\G;</text:p>
      <text:p text:style-name="Standard"/>
      <text:p text:style-name="Standard">sudo bin/magento setup:upgrade</text:p>
      <text:p text:style-name="Standard">sudo bin/magento setup:di-compile</text:p>
      <text:p text:style-name="Standard">sudo bin/magento c:f</text:p>
      <text:p text:style-name="Standard">sudo chown -R www-data.www-data /var/www/html/magento2</text:p>
      <text:p text:style-name="Standard">sudo chmod -R 755 /var/www/html/magento2</text:p>
      <text:p text:style-name="Standard">----</text:p>
      <text:p text:style-name="Standard">sudo update-alternatives --config php</text:p>
      <text:p text:style-name="Standard">---<text:span text:style-name="T1">ngoai le ko vao dc change version php: sudo update-alternatives --set php /usr/bin/php7.3</text:span></text:p>
      <text:p text:style-name="Standard">sudo apt-get purge php8.*</text:p>
      <text:p text:style-name="Standard">sudo apt-get autoclean</text:p>
      <text:p text:style-name="Standard">sudo apt-get autoremove</text:p>
      <text:p text:style-name="Standard"/>
      <text:p text:style-name="Standard">-----</text:p>
      <text:p text:style-name="Standard">GRANT [type of permission] ON [database name].[table name] TO ‘[username]’@'your_ip’;</text:p>
      <text:p text:style-name="Standard">grant all privileges on *.* to 'new_user_name'@'localhost' with grant option;</text:p>
      <text:p text:style-name="Standard"/>
      <text:p text:style-name="Standard">1: add the PPA maintained by Ondrej Surý</text:p>
      <text:p text:style-name="Standard">sudo add-apt-repository ppa:ondrej/php</text:p>
      <text:p text:style-name="Standard">2: install PHP versions 7.2</text:p>
      <text:p text:style-name="Standard">sudo apt install php7.2</text:p>
      <text:p text:style-name="Standard">3: Select the standard version of PHP</text:p>
      <text:p text:style-name="Standard">sudo update-alternatives --set php /usr/bin/php7.2</text:p>
      <text:p text:style-name="Standard">4: Disable version 7.4 or the one you are using</text:p>
      <text:p text:style-name="Standard">sudo a2dismod php7.4</text:p>
      <text:p text:style-name="Standard">5: enable version 7.2</text:p>
      <text:p text:style-name="Standard">sudo a2enmod php7.2</text:p>
      <text:p text:style-name="Standard">6: Restart the apache server</text:p>
      <text:p text:style-name="Standard">sudo systemctl restart apache2</text:p>
      <text:p text:style-name="Standard"/>
      <text:p text:style-name="Standard">----<text:span text:style-name="T2">install phpmyadmin</text:span></text:p>
      <text:p text:style-name="P1">sudo apt-get update</text:p>
      <text:p text:style-name="P1"><text:soft-page-break/>sudo apt-get upgrade</text:p>
      <text:p text:style-name="P2">sudo <text:span text:style-name="T21">apt-get install phpmyadmin</text:span></text:p>
      <text:p text:style-name="P9">sudo cp /etc/phpmyadmin/apache.conf /etc/apache2/conf-available/phpmyadmin.conf</text:p>
      <text:p text:style-name="P9">sudo a2enconf phpmyadmin</text:p>
      <text:p text:style-name="P9">sudo service apache2 restart</text:p>
      <text:p text:style-name="P9"><text:span text:style-name="Source_20_Text"><text:span text:style-name="T32">sudo apt-get install libapache2-mod-php</text:span></text:span></text:p>
      <text:p text:style-name="P9"/>
      <text:p text:style-name="P2"/>
      <text:p text:style-name="P8"/>
      <text:p text:style-name="P5"/>
      <text:p text:style-name="P3">---Use it: php /usr/local/bin/composer</text:p>
      <text:p text:style-name="P3"/>
      <text:p text:style-name="P3"/>
      <text:p text:style-name="P7">03bbf740cbcaff075e60f4896ac03455</text:p>
      <text:p text:style-name="P7">127c305658a3fae8c2575bd3a05782a2</text:p>
      <text:p text:style-name="P7"/>
      <text:p text:style-name="P7">---<text:span text:style-name="T22">permision when install project:</text:span></text:p>
      <text:p text:style-name="P10"><text:span text:style-name="T25">sudo </text:span><text:span text:style-name="T27">chown -R </text:span><text:span text:style-name="T25">www-data.www-data </text:span>app/etc* <text:span text:style-name="T25">var/* generated/* pub/static/ pub/media</text:span></text:p>
      <text:p text:style-name="P11"><text:span text:style-name="T25">sudo </text:span><text:span text:style-name="T27">chmod </text:span><text:span text:style-name="T25">-R </text:span><text:span text:style-name="T26">777 </text:span>app/etc* <text:span text:style-name="T25">var/* generated/* pub/static/ pub/media/</text:span></text:p>
      <text:list xml:id="list2865449935" text:style-name="L1">
        <text:list-header>
          <text:p text:style-name="P32">/var/www/html/magentotraining/var</text:p>
          <text:p text:style-name="P32">/var/www/html/magentotraining/pub/media</text:p>
          <text:p text:style-name="P32">/var/www/html/magentotraining/pub/static</text:p>
          <text:p text:style-name="P33">xception #0 (Exception): Warning: file_put_contents(/var/www/html/truetest/var/cache//mage-tags/mage---32a_CONFIG): failed to open stream: Permission denied in /var/www/html/truetest/vendor/colinmollenhour/cache-backend-file/File.php on line 691/var/www/html/magentotraining/generated</text:p>
          <text:p text:style-name="P31"><text:span text:style-name="Source_20_Text"><text:span text:style-name="T23">chmod</text:span></text:span><text:span text:style-name="Source_20_Text"><text:span text:style-name="T24"> -R 777 var/* generated/* pub/static/</text:span></text:span></text:p>
        </text:list-header>
      </text:list>
      <text:p text:style-name="P12"><text:span text:style-name="Source_20_Text"><text:span text:style-name="T24"/></text:span></text:p>
      <text:p text:style-name="Preformatted_20_Text"><text:span text:style-name="Source_20_Text"><text:span text:style-name="T30">php bin/magento setup:store-config:set --base-url="</text:span></text:span><text:a xlink:type="simple" xlink:href="http://127.0.0.1:8080/" text:style-name="Internet_20_link" text:visited-style-name="Visited_20_Internet_20_Link"><text:span text:style-name="Source_20_Text">http:/</text:span></text:a><text:span text:style-name="Source_20_Text">/</text:span><text:span text:style-name="Source_20_Text"><text:span text:style-name="T31">localhost/magento23</text:span></text:span><text:span text:style-name="Source_20_Text"><text:span text:style-name="T30">"</text:span></text:span></text:p>
      <text:p text:style-name="P12"><text:span text:style-name="Source_20_Text"><text:span text:style-name="T30">php bin/magento setup:store-config:set --base-url-secure="</text:span></text:span><text:a xlink:type="simple" xlink:href="https://127.0.0.1:8080/" text:style-name="Internet_20_link" text:visited-style-name="Visited_20_Internet_20_Link"><text:span text:style-name="Source_20_Text">https:</text:span></text:a><text:span text:style-name="Source_20_Text">//</text:span><text:span text:style-name="Source_20_Text"><text:span text:style-name="T31">localhost/magento23</text:span></text:span><text:span text:style-name="Source_20_Text"><text:span text:style-name="T30">"</text:span></text:span></text:p>
      <text:p text:style-name="P12"><text:span text:style-name="Source_20_Text"><text:span text:style-name="T30">php bin/magento cache:flush</text:span></text:span></text:p>
      <text:p text:style-name="P12"><text:span text:style-name="Source_20_Text"><text:span text:style-name="T30">sudo rm -rf var/cache var/generation var/page_cache</text:span></text:span></text:p>
      <text:list xml:id="list102526582471875" text:continue-numbering="true" text:style-name="L1">
        <text:list-header>
          <text:p text:style-name="P33"/>
        </text:list-header>
      </text:list>
      <text:p text:style-name="P7"/>
      <text:p text:style-name="P3"/>
      <text:p text:style-name="P3"><text:a xlink:type="simple" xlink:href="https://www.cloudbooklet.com/install-phpmyadmin-on-ubuntu-20-04-with-apache/" text:style-name="Internet_20_link" text:visited-style-name="Visited_20_Internet_20_Link">https://www.cloudbooklet.com/install-phpmyadmin-on-ubuntu-20-04-with-apache/</text:a></text:p>
      <text:p text:style-name="P3"/>
      <text:p text:style-name="P4">sudo find var generated vendor pub/static pub/media app/etc -type f -exec chmod g+w {} +</text:p>
      <text:p text:style-name="Preformatted_20_Text">sudo find var generated vendor pub/static pub/media app/etc -type d -exec chmod g+ws {} +</text:p>
      <text:p text:style-name="Preformatted_20_Text">sudo chown -R user_name:www-data .</text:p>
      <text:p text:style-name="P21">sudo chmod u+x bin/magento</text:p>
      <text:p text:style-name="P21"/>
      <text:p text:style-name="P21"><text:span text:style-name="Source_20_Text"><text:span text:style-name="T8">UPDATE `core_config_data` SET `value` = 'http://</text:span></text:span><text:span text:style-name="Source_20_Text"><text:span text:style-name="T9">localhost/truetest</text:span></text:span><text:span text:style-name="Source_20_Text"><text:span text:style-name="T8">' WHERE `core_config_data`.`path` = 'web/unsecure/base_url';</text:span></text:span></text:p>
      <text:p text:style-name="P29"><text:span text:style-name="Source_20_Text"><text:span text:style-name="T8">UPDATE `core_config_data` SET `value` = 'http://</text:span></text:span><text:span text:style-name="Source_20_Text"><text:span text:style-name="T9">localhost/truetest</text:span></text:span><text:span text:style-name="Source_20_Text"><text:span text:style-name="T8">/' WHERE `core_config_data`.`path` = 'web/secure/base_url';</text:span></text:span></text:p>
      <text:p text:style-name="P29"><text:span text:style-name="Source_20_Text"><text:span text:style-name="T8">sudo bin/magento config:show admin/security/session_lifetime</text:span></text:span></text:p>
      <text:p text:style-name="P29"><text:soft-page-break/><text:span text:style-name="Source_20_Text"><text:span text:style-name="T8"/></text:span></text:p>
      <text:p text:style-name="P29">php bin/magento setup:store-config:set --base-url="<text:a xlink:type="simple" xlink:href="http://127.0.0.1:8080/" text:style-name="Internet_20_link" text:visited-style-name="Visited_20_Internet_20_Link">http://127.0.0.1:8080/</text:a></text:p>
      <text:p text:style-name="P29">php bin/magento setup:store-config:set --base-url-secure="https://127.0.0.1:8080/</text:p>
      <text:p text:style-name="P29"><text:span text:style-name="Source_20_Text"><text:span text:style-name="T8"/></text:span></text:p>
      <text:p text:style-name="P30"><text:span text:style-name="Source_20_Text"><text:span text:style-name="T11">php bin/magento cache:clean</text:span></text:span></text:p>
      <text:p text:style-name="P14">php bin/magento indexer:reindex</text:p>
      <text:p text:style-name="P29"><text:span text:style-name="Source_20_Text"><text:span text:style-name="T8"/></text:span></text:p>
      <text:p text:style-name="P30"><text:span text:style-name="Source_20_Text"><text:span text:style-name="T11">rm -rf pub/static/* // remove all static folder content</text:span></text:span></text:p>
      <text:p text:style-name="P14">rm -rf var/* // remove var folder content</text:p>
      <text:p text:style-name="P14">bin/magento setup:static-content:deploy</text:p>
      <text:p text:style-name="P13">chmod -R 7777 var pub/static // set permission (not need in local server)</text:p>
      <text:p text:style-name="P29"><text:span text:style-name="Source_20_Text"><text:span text:style-name="T8"/></text:span></text:p>
      <text:p text:style-name="P21"/>
      <text:p text:style-name="P18"><text:bookmark text:name="LC1"/>git clone git@gitlab.com:true-mp/mp-template.git [your_project_name]</text:p>
      <text:p text:style-name="P20">– -----</text:p>
      <text:p text:style-name="P22"><text:span text:style-name="Source_20_Text"><text:span text:style-name="T15">sudo rm -R </text:span></text:span><text:span text:style-name="Source_20_Text"><text:span text:style-name="T14">var</text:span></text:span><text:span text:style-name="Source_20_Text"><text:span text:style-name="T15">/cache</text:span></text:span><text:span text:style-name="Source_20_Text"><text:span text:style-name="T14">/* var/session/*</text:span></text:span></text:p>
      <text:p text:style-name="P22"><text:span text:style-name="Source_20_Text"><text:span text:style-name="T14">sudo rm -R var/session</text:span></text:span></text:p>
      <text:p text:style-name="P29"><text:span text:style-name="Source_20_Text"><text:span text:style-name="T14">sudo service apache2 restart</text:span></text:span></text:p>
      <text:p text:style-name="P18"/>
      <text:p text:style-name="P17"><text:bookmark text:name="LC2"/>cd [your_project_name]</text:p>
      <text:p text:style-name="P17"><text:bookmark text:name="LC3"/>chmod 777 -R ./var</text:p>
      <text:p text:style-name="P17"><text:bookmark text:name="LC4"/>chmod 777 -R ./generated</text:p>
      <text:p text:style-name="P17"><text:bookmark text:name="LC5"/>chmod 777 -R ./app/etc</text:p>
      <text:p text:style-name="P17"><text:bookmark text:name="LC6"/>chmod 777 -R ./pub/media</text:p>
      <text:p text:style-name="P17"><text:bookmark text:name="LC7"/>chmod 777 -R ./pub/static</text:p>
      <text:p text:style-name="P18"><text:bookmark text:name="LC8"/>composer update</text:p>
      <text:p text:style-name="P19"><text:bookmark text:name="LC12"/>./bin/magento setup:install</text:p>
      <text:p text:style-name="P19"><text:bookmark text:name="LC22"/>--base-url=http://localhost/true/</text:p>
      <text:p text:style-name="P17"><text:bookmark text:name="LC32"/>--db-host=localhost<text:tab/></text:p>
      <text:p text:style-name="P17"><text:bookmark text:name="LC42"/>--db-name=Ameyoko</text:p>
      <text:p text:style-name="P17"><text:bookmark text:name="LC52"/>--db-user=userbbug</text:p>
      <text:p text:style-name="P17"><text:bookmark text:name="LC62"/>--db-password=Admin123!</text:p>
      <text:p text:style-name="P17"><text:bookmark text:name="LC72"/>--admin-firstname=test</text:p>
      <text:p text:style-name="P17"><text:bookmark text:name="LC82"/>--admin-lastname=tai</text:p>
      <text:p text:style-name="P17"><text:bookmark text:name="LC9"/>--admin-email=taitest@gmail.com</text:p>
      <text:p text:style-name="P17"><text:bookmark text:name="LC10"/>--admin-user=userbbugadmin</text:p>
      <text:p text:style-name="P17"><text:bookmark text:name="LC11"/>--admin-password=86386848@Tai</text:p>
      <text:p text:style-name="P17"><text:bookmark text:name="LC121"/>--language=ja_JP</text:p>
      <text:p text:style-name="P17"><text:bookmark text:name="LC13"/>--currency=JPY</text:p>
      <text:p text:style-name="P17"><text:bookmark text:name="LC14"/>--timezone=Asia/Tokyo</text:p>
      <text:p text:style-name="P18"><text:bookmark text:name="LC15"/>--backend-frontname=<text:span text:style-name="T29">admin</text:span></text:p>
      <text:p text:style-name="P18"/>
      <text:p text:style-name="P18"/>
      <text:p text:style-name="P18"><text:soft-page-break/>sudo bin/magento setup:install --base-url=http://localhost/truetest/ --db-host=localhost --db-name=mpxTrue --db-user=userbbug --db-password=Admin123! --admin-firstname=bbug --admin-lastname=lovetrang --admin-email=bbuglovetrang@magento.com --admin-user=adminbbug --admin-password=86386848@Trang --language=ja_JP --currency=JPY --timezone=Asia/Tokyo --backend-frontname=admin</text:p>
      <text:p text:style-name="P18"><text:a xlink:type="simple" xlink:href="https://mpx.true-inc.jp/" text:style-name="Internet_20_link" text:visited-style-name="Visited_20_Internet_20_Link">https://mpx.true-inc.jp/</text:a></text:p>
      <text:p text:style-name="P18"/>
      <table:table table:name="Table1" table:style-name="Table1">
        <table:table-column table:style-name="Table1.A"/>
        <table:table-row>
          <table:table-cell table:style-name="Table1.A1" office:value-type="string">
            <text:p text:style-name="P23"><text:span text:style-name="Source_20_Text"><text:span text:style-name="T5"><text:line-break/>composer create-project --repository-url=https://repo.magento.com/ magento/project-community-edition=2.4.2-p1 magento2</text:span></text:span></text:p>
            <text:p text:style-name="P23"><text:span text:style-name="Source_20_Text"><text:span text:style-name="T5"/></text:span></text:p>
            <text:p text:style-name="P23"><text:span text:style-name="Source_20_Text"><text:span text:style-name="T5">sudo apt-get purge apache2</text:span></text:span></text:p>
            <text:p text:style-name="P23"><text:span text:style-name="Source_20_Text"><text:span text:style-name="T5">sudo apt autoremove apache2</text:span></text:span></text:p>
            <text:p text:style-name="P23"><text:span text:style-name="Source_20_Text"><text:span text:style-name="T5">sudo apt-get purge apache2</text:span></text:span></text:p>
            <text:p text:style-name="P23"><text:span text:style-name="Source_20_Text"><text:span text:style-name="T5">sudo apt-get purge apache2*</text:span></text:span></text:p>
            <text:p text:style-name="P23"><text:span text:style-name="Source_20_Text"><text:span text:style-name="T5">sudo apt-get install apache2</text:span></text:span></text:p>
            <text:p text:style-name="P23"><text:span text:style-name="Source_20_Text"><text:span text:style-name="T5">sudo service apache2 start</text:span></text:span></text:p>
            <text:p text:style-name="P23"><text:span text:style-name="Source_20_Text"><text:span text:style-name="T5"/></text:span></text:p>
            <text:p text:style-name="P24"><text:span text:style-name="Source_20_Text"><text:span text:style-name="T12">I have installed 4.9.5 with apache, so what I did was install PHP7.4 and php7.4-fpm, then I modified the phpMyAdmin apache config file to indicate that it should work with PHP7.4</text:span></text:span></text:p>
            <text:p text:style-name="P14">Install php7.4-fpm:</text:p>
            <text:p text:style-name="P26"><text:span text:style-name="Source_20_Text"><text:span text:style-name="T8">sudo apt install libapache2-mod-fcgid</text:span></text:span></text:p>
            <text:p text:style-name="P29"><text:span text:style-name="Source_20_Text"><text:span text:style-name="T8">sudo apt install software-properties-common</text:span></text:span></text:p>
            <text:p text:style-name="P29"><text:span text:style-name="Source_20_Text"><text:span text:style-name="T8">sudo add-apt-repository ppa:ondrej/php &amp;&amp; sudo apt update</text:span></text:span></text:p>
            <text:p text:style-name="P29"><text:span text:style-name="Source_20_Text"><text:span text:style-name="T8">sudo apt install php7.4-fpm</text:span></text:span></text:p>
            <text:p text:style-name="P29"><text:span text:style-name="Source_20_Text"><text:span text:style-name="T8">sudo a2enmod actions alias proxy_fcgi fcgid</text:span></text:span></text:p>
            <text:p text:style-name="P29"><text:span text:style-name="Source_20_Text"><text:span text:style-name="T8">sudo systemctl restart apache2</text:span></text:span></text:p>
            <text:p text:style-name="P14">Modify phpMyAdmin apache config file:</text:p>
            <text:p text:style-name="P26"><text:span text:style-name="Source_20_Text"><text:span text:style-name="T8">sudo nano /etc/phpmyadmin/apache.conf </text:span></text:span></text:p>
            <text:p text:style-name="P27"><text:span text:style-name="T10">After </text:span><text:span text:style-name="Source_20_Text"><text:span text:style-name="T13">Alias /phpmyadmin /usr/share/phpmyadmin</text:span></text:span><text:span text:style-name="T10"> paste:</text:span></text:p>
            <text:p text:style-name="P26"><text:span text:style-name="Source_20_Text"><text:span text:style-name="T8">&lt;FilesMatch \.php&gt; # Apache 2.4.10+ can proxy to unix socket</text:span></text:span></text:p>
            <text:p text:style-name="P29"><text:span text:style-name="Source_20_Text"><text:span text:style-name="T20"><text:s text:c="8"/></text:span></text:span><text:span text:style-name="Source_20_Text"><text:span text:style-name="T8">SetHandler "proxy:unix:/var/run/php/php7.4-fpm.sock|fcgi://localhost/"</text:span></text:span></text:p>
            <text:p text:style-name="P29"><text:span text:style-name="Source_20_Text"><text:span text:style-name="T8">&lt;/FilesMatch&gt;</text:span></text:span></text:p>
            <text:p text:style-name="P13">You can restart apache again and that's it. Good luck!</text:p>
            <text:p text:style-name="P23"><text:span text:style-name="Source_20_Text"><text:span text:style-name="T5"/></text:span></text:p>
          </table:table-cell>
        </table:table-row>
      </table:table>
      <text:p text:style-name="P18"/>
      <text:p text:style-name="P21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'Bitstream Vera Sans Mono', 'Courier New', Courier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Consolas, 'Bitstream Vera Sans Mono', 'Courier New', Courier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'Helvetica Neue', Helvetica, Arial, sans-serif"/>
    <style:font-face style:name="OpenSymbol" svg:font-family="OpenSymbol" style:font-charset="x-symbol"/>
    <style:font-face style:name="Roboto Mono" svg:font-family="'Roboto Mono', ui-monospace, SFMono-Regular, Menlo, Monaco, Consolas, 'Liberation Mono', 'Courier New', monospace"/>
    <style:font-face style:name="SFMono-Regular" svg:font-family="SFMono-Regular, Menlo, Monaco, Consolas, 'liberation mono', 'courier new', monospace"/>
    <style:font-face style:name="adobe-clean" svg:font-family="adobe-clean"/>
    <style:font-face style:name="apple-system" svg:font-family="apple-system, BlinkMacSystemFont, 'Segoe UI Adjusted', 'Segoe UI', 'Liberation Sans', sans-serif"/>
    <style:font-face style:name="inherit" svg:font-family="inherit"/>
    <style:font-face style:name="sfmono-regular" svg:font-family="sfmono-regular, Consolas, 'liberation mono', Menlo, Courier, monospace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7T21:58:46.280197897</meta:creation-date>
    <dc:date>2022-11-15T10:25:24.638555580</dc:date>
    <meta:editing-duration>PT17H37M25S</meta:editing-duration>
    <meta:editing-cycles>74</meta:editing-cycles>
    <meta:generator>LibreOffice/7.4.2.3$Linux_X86_64 LibreOffice_project/40$Build-3</meta:generator>
    <meta:document-statistic meta:table-count="1" meta:image-count="0" meta:object-count="0" meta:page-count="5" meta:paragraph-count="165" meta:word-count="900" meta:character-count="8220" meta:non-whitespace-character-count="7549"/>
  </office:meta>
</office:document-meta>
</file>